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e0006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0e000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1231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196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0e000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2ac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0000ff" officeooo:rsid="000334a6"/>
    </style:style>
    <style:style style:name="T2" style:family="text">
      <style:text-properties fo:color="#999999" officeooo:rsid="0005f17c"/>
    </style:style>
    <style:style style:name="T3" style:family="text">
      <style:text-properties officeooo:rsid="000e0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5-1-CV-Sample Solution for M4</text:span>.vbs</text:p>
      <text:p text:style-name="P2"/>
      <text:p text:style-name="P3"><text:span text:style-name="T1">Dim</text:span> number1, number2, operand</text:p>
      <text:p text:style-name="P3"/>
      <text:p text:style-name="P3">number1 = GetNumber(<text:span text:style-name="T2">"Please enter the first number"</text:span>)</text:p>
      <text:p text:style-name="P5">operand = GetOperand()</text:p>
      <text:p text:style-name="P3">number2 = GetNumber(<text:span text:style-name="T2">"Please enter the second number"</text:span>)</text:p>
      <text:p text:style-name="P5"/>
      <text:p text:style-name="P3"><text:span text:style-name="T1">If</text:span> operand = <text:span text:style-name="T2">"+"</text:span> <text:span text:style-name="T1">Then</text:span></text:p>
      <text:p text:style-name="P3"><text:s text:c="2"/>ShowResult number1, <text:span text:style-name="T2">"+"</text:span>, number2, number1 + number2</text:p>
      <text:p text:style-name="P3"><text:span text:style-name="T1">ElseIf</text:span> operand = <text:span text:style-name="T2">"-"</text:span> <text:span text:style-name="T1">Then</text:span></text:p>
      <text:p text:style-name="P3"><text:s text:c="2"/>ShowResult number1, <text:span text:style-name="T2">"-"</text:span>, number2, number1 - number2</text:p>
      <text:p text:style-name="P3"><text:span text:style-name="T1">ElseIf</text:span> operand = <text:span text:style-name="T2">"*"</text:span> <text:span text:style-name="T1">Then</text:span></text:p>
      <text:p text:style-name="P3"><text:s text:c="2"/>ShowResult number1, <text:span text:style-name="T2">"*"</text:span>, number2, number1 * number2</text:p>
      <text:p text:style-name="P3"><text:span text:style-name="T1">ElseIf</text:span> operand = <text:span text:style-name="T2">"/"</text:span> <text:span text:style-name="T1">Then</text:span></text:p>
      <text:p text:style-name="P3"><text:s text:c="2"/>ShowResult number1, <text:span text:style-name="T2">"/"</text:span>, number2, number1 / number2</text:p>
      <text:p text:style-name="P3"><text:span text:style-name="T1">End</text:span> <text:span text:style-name="T1">If</text:span></text:p>
      <text:p text:style-name="P3"/>
      <text:p text:style-name="P3"><text:span text:style-name="T1">Function</text:span> GetNumber(text)</text:p>
      <text:p text:style-name="P3"><text:s text:c="2"/><text:span text:style-name="T1">Dim</text:span> input</text:p>
      <text:p text:style-name="P3"/>
      <text:p text:style-name="P3"><text:s text:c="2"/><text:span text:style-name="T1">Do</text:span></text:p>
      <text:p text:style-name="P3"><text:s text:c="4"/>input = InputBox(text)</text:p>
      <text:p text:style-name="P4"/>
      <text:p text:style-name="P4"><text:s text:c="4"/><text:span text:style-name="T1">If</text:span> input = <text:span text:style-name="T2">""</text:span> <text:span text:style-name="T1">Then</text:span></text:p>
      <text:p text:style-name="P4"><text:s text:c="6"/>WScript.Quit</text:p>
      <text:p text:style-name="P4"><text:s text:c="4"/><text:span text:style-name="T1">End</text:span> <text:span text:style-name="T1">If</text:span></text:p>
      <text:p text:style-name="P3"><text:s text:c="2"/><text:span text:style-name="T1">Loop</text:span> <text:span text:style-name="T1">Until</text:span> IsNumeric(input)</text:p>
      <text:p text:style-name="P3"><text:s text:c="2"/></text:p>
      <text:p text:style-name="P3"><text:s text:c="2"/>GetNumber = CInt(input)</text:p>
      <text:p text:style-name="P3"><text:span text:style-name="T1">End</text:span> <text:span text:style-name="T1">Function</text:span></text:p>
      <text:p text:style-name="P3"/>
      <text:p text:style-name="P3"><text:span text:style-name="T1">Function</text:span> GetOperand()</text:p>
      <text:p text:style-name="P3"><text:s text:c="2"/><text:span text:style-name="T1">Dim</text:span> input</text:p>
      <text:p text:style-name="P3"/>
      <text:p text:style-name="P3"><text:s text:c="2"/><text:span text:style-name="T1">Do</text:span></text:p>
      <text:p text:style-name="P3"><text:s text:c="4"/>input = InputBox(<text:span text:style-name="T2">"Choose the operation to perform (+, -, *, /):"</text:span>)</text:p>
      <text:p text:style-name="P7"/>
      <text:p text:style-name="P7"><text:s text:c="4"/><text:span text:style-name="T1">If</text:span> input = <text:span text:style-name="T2">""</text:span> <text:span text:style-name="T1">Then</text:span></text:p>
      <text:p text:style-name="P7"><text:s text:c="6"/>WScript.Quit</text:p>
      <text:p text:style-name="P7"><text:s text:c="4"/><text:span text:style-name="T1">End</text:span> <text:span text:style-name="T1">If</text:span></text:p>
      <text:p text:style-name="P7"><text:s text:c="2"/><text:span text:style-name="T1">Loop</text:span> <text:span text:style-name="T1">Until</text:span> IsOperand = input = <text:span text:style-name="T2">"+"</text:span> <text:span text:style-name="T1">Or</text:span> input = <text:span text:style-name="T2">"-"</text:span> <text:span text:style-name="T1">Or</text:span> input = <text:span text:style-name="T2">"*"</text:span> <text:span text:style-name="T1">Or</text:span> input = <text:span text:style-name="T2">"/"</text:span></text:p>
      <text:p text:style-name="P3"><text:s text:c="2"/></text:p>
      <text:p text:style-name="P3"><text:s text:c="2"/>GetOperand = input</text:p>
      <text:p text:style-name="P3"><text:span text:style-name="T1">End</text:span> <text:span text:style-name="T1">Function</text:span></text:p>
      <text:p text:style-name="P3"/>
      <text:p text:style-name="P3"><text:span text:style-name="T1">Sub</text:span> ShowResult(number1, operand, number2, result)</text:p>
      <text:p text:style-name="P3"><text:s text:c="2"/>MsgBox number1 &amp; operand &amp; number2 &amp; <text:span text:style-name="T2">" = "</text:span> &amp; result</text:p>
      <text:p text:style-name="P3"><text:span text:style-name="T1">End</text:span> <text:span text:style-name="T1">S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7T22:36:02.430000000</dc:date>
    <meta:editing-duration>PT11M9S</meta:editing-duration>
    <meta:editing-cycles>20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39" meta:word-count="166" meta:character-count="1066" meta:non-whitespace-character-count="871"/>
  </office:meta>
</office:document-meta>
</file>